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line draw:style-name="gr1" draw:layer="layout" svg:x1="0cm" svg:y1="0cm" svg:x2="0.5cm" svg:y2="0.5cm">
            <text:p/>
          </draw:line>
          <draw:polygon draw:style-name="gr2" draw:layer="layout" svg:width="1.5cm" svg:height="1.5cm" svg:x="0.25cm" svg:y="0.25cm" svg:viewBox="0 0 1501 1501" draw:points="500,0 0,500 1000,1501 1501,1000">
            <text:p/>
          </draw:polygon>
          <draw:line draw:style-name="gr1" draw:layer="layout" svg:x1="1.5cm" svg:y1="1.5cm" svg:x2="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Diagonal Inductor (European)</dc:title>
    <meta:creation-date>2011-02-07T17:10:5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